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4759" officeooo:paragraph-rsid="00194759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4759" officeooo:paragraph-rsid="0019475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94759" officeooo:paragraph-rsid="0019475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4759" officeooo:paragraph-rsid="0019475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585f9" officeooo:paragraph-rsid="002585f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e4f93" officeooo:paragraph-rsid="001e4f93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e4f93" officeooo:paragraph-rsid="001e4f9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fc783" officeooo:paragraph-rsid="001fc783"/>
    </style:style>
    <style:style style:name="P9" style:family="paragraph" style:parent-style-name="Standard">
      <style:paragraph-properties fo:text-align="start" style:justify-single-word="false"/>
      <style:text-properties fo:font-weight="bold" officeooo:rsid="00194759" officeooo:paragraph-rsid="0019475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94759" officeooo:paragraph-rsid="00194759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194759" officeooo:paragraph-rsid="00194759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1ae7de" officeooo:paragraph-rsid="001ae7d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c7ff7" officeooo:paragraph-rsid="001ae7de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rsid="001e4f93" officeooo:paragraph-rsid="002585f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01338" officeooo:paragraph-rsid="0020133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6f775" officeooo:paragraph-rsid="0026f775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94759" officeooo:paragraph-rsid="00194759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ae7de" officeooo:paragraph-rsid="001ae7de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ae7de" officeooo:paragraph-rsid="001c7ff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4759" style:font-weight-asian="normal" style:font-weight-complex="normal"/>
    </style:style>
    <style:style style:name="T3" style:family="text">
      <style:text-properties fo:font-weight="normal" officeooo:rsid="001ae7de" style:font-weight-asian="normal" style:font-weight-complex="normal"/>
    </style:style>
    <style:style style:name="T4" style:family="text">
      <style:text-properties fo:font-weight="normal" officeooo:rsid="001c7ff7" style:font-weight-asian="normal" style:font-weight-complex="normal"/>
    </style:style>
    <style:style style:name="T5" style:family="text">
      <style:text-properties officeooo:rsid="001c7ff7"/>
    </style:style>
    <style:style style:name="T6" style:family="text">
      <style:text-properties officeooo:rsid="002013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PS_FPGA_SIMULATOR</text:p>
      <text:p text:style-name="P1"/>
      <text:p text:style-name="P1"/>
      <text:p text:style-name="P1">Repositório onde pode ser encontrado o código do simulador:</text:p>
      <text:p text:style-name="P6"><text:a xlink:type="simple" xlink:href="https://github.com/mipsfpgaufv/ufv_mipsfpga.git" text:style-name="Internet_20_link" text:visited-style-name="Visited_20_Internet_20_Link">https://github.com/mipsfpgaufv/ufv_mipsfpga.git</text:a></text:p>
      <text:p text:style-name="P1"/>
      <text:p text:style-name="P1">Link de download do simulador HADES:</text:p>
      <text:p text:style-name="P8"><text:a xlink:type="simple" xlink:href="https://tams.informatik.uni-hamburg.de/applets/hades/archive/hades.jar" text:style-name="Internet_20_link" text:visited-style-name="Visited_20_Internet_20_Link">https://tams.informatik.uni-hamburg.de/applets/hades/archive/hades.jar</text:a></text:p>
      <text:p text:style-name="P1"/>
      <text:p text:style-name="P4">Versão do NetBeans utilizada 7.4. <text:span text:style-name="T6">Link para Download Escolher uma versão que dê suporte ao JAVA:</text:span></text:p>
      <text:p text:style-name="P15"><text:a xlink:type="simple" xlink:href="https://netbeans.org/downloads/7.4/?pagelang=pt_BR" text:style-name="Internet_20_link" text:visited-style-name="Visited_20_Internet_20_Link">https://netbeans.org/downloads/7.4/?pagelang=pt_BR</text:a></text:p>
      <text:p text:style-name="P15"/>
      <text:p text:style-name="P16">Link JDK 1.7: (Para a compilação, é necessário o uso da jdk 1.7).</text:p>
      <text:p text:style-name="P16"><text:a xlink:type="simple" xlink:href="http://www.oracle.com/technetwork/java/javase/downloads/java-archive-downloads-javase7-521261.html#jdk-7u80-oth-JPR" text:style-name="Internet_20_link" text:visited-style-name="Visited_20_Internet_20_Link">http://www.oracle.com/technetwork/java/javase/downloads/java-archive-downloads-javase7-521261.html#jdk-7u80-oth-JPR</text:a></text:p>
      <text:p text:style-name="P16"/>
      <text:p text:style-name="P9"/>
      <text:p text:style-name="P10">Criação do projeto no Netbeans 7.4</text:p>
      <text:p text:style-name="P3"/>
      <text:list xml:id="list2080596662290352530" text:style-name="L1">
        <text:list-item>
          <text:p text:style-name="P11">Arquivo→ Novo Projeto</text:p>
        </text:list-item>
        <text:list-item>
          <text:p text:style-name="P11">Selecionar as opções “java” e “aplicação java” . Clicar em Próximo.</text:p>
        </text:list-item>
        <text:list-item>
          <text:p text:style-name="P11">Digitar o nome do projeto (No meu caso foi MipsFPGA). Logo abaixo do nome do projeto, é possível escolher onde será salva a pasta do projeto. (No meu caso foi “/home/jeronimo/NetBeansProjects”). Desmarcar a opção “Criar classe principal”. Clicar em “Finalizar”.</text:p>
        </text:list-item>
        <text:list-item>
          <text:p text:style-name="P17"><text:span text:style-name="T1">Copiar o arquivo hades.jar para a pasta do projeto criado. (No meu caso, copiei para </text:span><text:bookmark-start text:name="__DdeLink__0_1372681768"/><text:span text:style-name="T1">“/home/jeronimo/NetBeansProjects/mipsfpga/”</text:span><text:bookmark-end text:name="__DdeLink__0_1372681768"/><text:span text:style-name="T1">).</text:span></text:p>
        </text:list-item>
        <text:list-item>
          <text:p text:style-name="P12">No NetBeans, expandir o projeto e a pasta “Bibliotecas”. Clicar com o botão direito do mouse em cima de “Bibliotecas” e escolher a opção “Adicionar JAR/Pasta”.</text:p>
        </text:list-item>
        <text:list-item>
          <text:p text:style-name="P12">Procurar o arquivo hades.jar movido anteriormente.</text:p>
        </text:list-item>
        <text:list-item>
          <text:p text:style-name="P17"><text:span text:style-name="T3">De volta a</text:span><text:span text:style-name="T1">o NetBeans, clicar com o botão direito em cima do ícone em forma de xícara na lista da esquerda que possui o nome do projeto criado e escolher a opção “Propriedades” no menu que aparecerá. (No meu caso foi “mipsfpga”).</text:span></text:p>
        </text:list-item>
        <text:list-item>
          <text:p text:style-name="P17"><text:span text:style-name="T1">Na janela “Propriedades do projeto” escolher na lista da esquerda o item “Executar” e na parte da direita no campo Classe Principal, digitar o seguinte “hades.gui.Editor” (Atenção para as letras mai</text:span><text:span text:style-name="T3">ú</text:span><text:span text:style-name="T1">sculas e minúsculas). Clicar em Ok.</text:span></text:p>
        </text:list-item>
        <text:list-item>
          <text:p text:style-name="P12">Neste ponto, ao apertar o “Play” (Botão verde na parte superior da janela em formato de seta para a direita), o simulador HADES já deve abrir pronto para uso.</text:p>
        </text:list-item>
        <text:list-item>
          <text:p text:style-name="P18"><text:span text:style-name="T1">Abrir a pasta do projeto (No meu caso </text:span><text:span text:style-name="T2">“/home/jeronimo/NetBeansProjects/mipsfpga/”</text:span><text:span text:style-name="T1">) e abrir a pasta “src”.</text:span></text:p>
        </text:list-item>
        <text:list-item>
          <text:p text:style-name="P19"><text:span text:style-name="T1">Copiar para a pasta “src” a pasta “</text:span><text:span text:style-name="T4">ufv_mipsfpga” (Está dentro da pasta clonada pelo GIT) que contém internamente apenas as pastas:</text:span><text:span text:style-name="T1"> <text:s/>“altera”, “debug”, “digilent” e “edition_5”.</text:span></text:p>
        </text:list-item>
        <text:list-item>
          <text:p text:style-name="P18"><text:span text:style-name="T1">De volta ao Netbeans, será possível observar que a lista da janela à esquerda está preenchida com as pastas inseridas no passo anterior. </text:span><text:span text:style-name="T4">Neste momento, o simulador MIPS_FPGA já poderá ser executado.</text:span></text:p>
        </text:list-item>
      </text:list>
      <text:p text:style-name="P13"/>
      <text:p text:style-name="P7"><text:span text:style-name="T5">C</text:span>omo executar o simulador MIPS_FPGA?</text:p>
      <text:list xml:id="list4941177901554309592" text:style-name="L2">
        <text:list-header>
          <text:p text:style-name="P14"/>
        </text:list-header>
      </text:list>
      <text:p text:style-name="P5">Com o simulador executando, basta clicar no menu File→Open e navegar até uma das pastas Datapath (Datapath, Datapath_Debug e Datapath_FPGA e escolher a versão do MIPS a ser executada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4:12:00.461389140</meta:creation-date>
    <dc:date>2017-04-03T16:10:10.620000965</dc:date>
    <meta:editing-duration>PT54M1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382" meta:character-count="2625" meta:non-whitespace-character-count="2278"/>
  </office:meta>
</office:document-meta>
</file>